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0.974cm"/>
    </style:style>
    <style:style style:name="co3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3.148cm"/>
    </style:style>
    <style:style style:name="co6" style:family="table-column">
      <style:table-column-properties fo:break-before="auto" style:column-width="10.449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  <style:map style:condition="cell-content()=&quot;I&quot;" style:apply-style-name="Green_20_background" style:base-cell-address="Sheet1.B1"/>
      <style:map style:condition="cell-content()=&quot;O&quot;" style:apply-style-name="Red_20_background" style:base-cell-address="Sheet1.B1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map style:condition="cell-content()=&quot;I&quot;" style:apply-style-name="Green_20_background" style:base-cell-address="Sheet1.B1"/>
      <style:map style:condition="cell-content()=&quot;O&quot;" style:apply-style-name="Red_20_background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  <style:map style:condition="cell-content()=&quot;I&quot;" style:apply-style-name="Green_20_background" style:base-cell-address="Sheet1.C1"/>
      <style:map style:condition="cell-content()=&quot;O&quot;" style:apply-style-name="Red_20_background" style:base-cell-address="Sheet1.C1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map style:condition="cell-content()=&quot;I&quot;" style:apply-style-name="Green_20_background" style:base-cell-address="Sheet1.C1"/>
      <style:map style:condition="cell-content()=&quot;O&quot;" style:apply-style-name="Red_20_background" style:base-cell-address="Sheet1.C1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  <style:map style:condition="cell-content()=&quot;I&quot;" style:apply-style-name="Green_20_background" style:base-cell-address="Sheet1.D1"/>
      <style:map style:condition="cell-content()=&quot;O&quot;" style:apply-style-name="Red_20_background" style:base-cell-address="Sheet1.D1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map style:condition="cell-content()=&quot;I&quot;" style:apply-style-name="Green_20_background" style:base-cell-address="Sheet1.D1"/>
      <style:map style:condition="cell-content()=&quot;O&quot;" style:apply-style-name="Red_20_background" style:base-cell-address="Sheet1.D1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  <style:map style:condition="cell-content()=&quot;I&quot;" style:apply-style-name="Green_20_background" style:base-cell-address="Sheet1.E1"/>
      <style:map style:condition="cell-content()=&quot;O&quot;" style:apply-style-name="Red_20_background" style:base-cell-address="Sheet1.E1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map style:condition="cell-content()=&quot;I&quot;" style:apply-style-name="Green_20_background" style:base-cell-address="Sheet1.E1"/>
      <style:map style:condition="cell-content()=&quot;O&quot;" style:apply-style-name="Red_20_background" style:base-cell-address="Sheet1.E1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  <style:map style:condition="cell-content()=&quot;I&quot;" style:apply-style-name="Green_20_background" style:base-cell-address="Sheet1.F1"/>
      <style:map style:condition="cell-content()=&quot;O&quot;" style:apply-style-name="Red_20_background" style:base-cell-address="Sheet1.F1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map style:condition="cell-content()=&quot;I&quot;" style:apply-style-name="Green_20_background" style:base-cell-address="Sheet1.F1"/>
      <style:map style:condition="cell-content()=&quot;O&quot;" style:apply-style-name="Red_20_background" style:base-cell-address="Sheet1.F1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map style:condition="cell-content()=&quot;I&quot;" style:apply-style-name="Green_20_background" style:base-cell-address="Sheet1.E1"/>
      <style:map style:condition="cell-content()=&quot;O&quot;" style:apply-style-name="Red_20_background" style:base-cell-address="Sheet1.E1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map style:condition="cell-content()=&quot;I&quot;" style:apply-style-name="Green_20_background" style:base-cell-address="Sheet1.E1"/>
      <style:map style:condition="cell-content()=&quot;O&quot;" style:apply-style-name="Red_20_background" style:base-cell-address="Sheet1.E1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map style:condition="cell-content()=&quot;I&quot;" style:apply-style-name="Green_20_background" style:base-cell-address="Sheet1.E1"/>
      <style:map style:condition="cell-content()=&quot;O&quot;" style:apply-style-name="Red_20_background" style:base-cell-address="Sheet1.E1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map style:condition="cell-content()=&quot;I&quot;" style:apply-style-name="Green_20_background" style:base-cell-address="Sheet1.E1"/>
      <style:map style:condition="cell-content()=&quot;O&quot;" style:apply-style-name="Red_20_background" style:base-cell-address="Sheet1.E1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map style:condition="cell-content()=&quot;I&quot;" style:apply-style-name="Green_20_background" style:base-cell-address="Sheet1.E1"/>
      <style:map style:condition="cell-content()=&quot;O&quot;" style:apply-style-name="Red_20_background" style:base-cell-address="Sheet1.E1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map style:condition="cell-content()=&quot;I&quot;" style:apply-style-name="Green_20_background" style:base-cell-address="Sheet1.F1"/>
      <style:map style:condition="cell-content()=&quot;O&quot;" style:apply-style-name="Red_20_background" style:base-cell-address="Sheet1.F1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map style:condition="cell-content()=&quot;I&quot;" style:apply-style-name="Green_20_background" style:base-cell-address="Sheet1.F1"/>
      <style:map style:condition="cell-content()=&quot;O&quot;" style:apply-style-name="Red_20_background" style:base-cell-address="Sheet1.F1"/>
    </style:style>
    <style:style style:name="ce19" style:family="table-cell" style:parent-style-name="Default">
      <style:table-cell-properties style:text-align-source="fix" style:repeat-content="false"/>
      <style:paragraph-properties fo:text-align="center"/>
      <style:map style:condition="cell-content()=&quot;I&quot;" style:apply-style-name="Green_20_background" style:base-cell-address="Sheet1.F1"/>
      <style:map style:condition="cell-content()=&quot;O&quot;" style:apply-style-name="Red_20_background" style:base-cell-address="Sheet1.F1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map style:condition="cell-content()=&quot;I&quot;" style:apply-style-name="Green_20_background" style:base-cell-address="Sheet1.F1"/>
      <style:map style:condition="cell-content()=&quot;O&quot;" style:apply-style-name="Red_20_background" style:base-cell-address="Sheet1.F1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map style:condition="cell-content()=&quot;I&quot;" style:apply-style-name="Green_20_background" style:base-cell-address="Sheet1.F1"/>
      <style:map style:condition="cell-content()=&quot;O&quot;" style:apply-style-name="Red_20_background" style:base-cell-address="Sheet1.F1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map style:condition="cell-content()=&quot;I&quot;" style:apply-style-name="Green_20_background" style:base-cell-address="Sheet1.F1"/>
      <style:map style:condition="cell-content()=&quot;O&quot;" style:apply-style-name="Red_20_background" style:base-cell-address="Sheet1.F1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map style:condition="cell-content()=&quot;I&quot;" style:apply-style-name="Green_20_background" style:base-cell-address="Sheet1.E1"/>
      <style:map style:condition="cell-content()=&quot;O&quot;" style:apply-style-name="Red_20_background" style:base-cell-address="Sheet1.E1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map style:condition="cell-content()=&quot;I&quot;" style:apply-style-name="Green_20_background" style:base-cell-address="Sheet1.E1"/>
      <style:map style:condition="cell-content()=&quot;O&quot;" style:apply-style-name="Red_20_background" style:base-cell-address="Sheet1.E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default-cell-style-name="ce5"/>
        <table:table-column table:style-name="co2" table:default-cell-style-name="ce7"/>
        <table:table-column table:style-name="co2" table:default-cell-style-name="ce9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2" office:value-type="string" calcext:value-type="string">
            <text:p>PB0</text:p>
          </table:table-cell>
          <table:table-cell table:style-name="ce4" office:value-type="string" calcext:value-type="string">
            <text:p>PB1</text:p>
          </table:table-cell>
          <table:table-cell table:style-name="ce6" office:value-type="string" calcext:value-type="string">
            <text:p>PB2</text:p>
          </table:table-cell>
          <table:table-cell table:style-name="ce8" office:value-type="string" calcext:value-type="string">
            <text:p>PB3</text:p>
          </table:table-cell>
          <table:table-cell table:style-name="ce10" office:value-type="string" calcext:value-type="string">
            <text:p>DFP</text:p>
          </table:table-cell>
          <table:table-cell table:style-name="ce1" office:value-type="string" calcext:value-type="string">
            <text:p>Source Uni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ditioning</text:p>
          </table:table-cell>
          <table:table-cell table:style-name="ce1" office:value-type="string" calcext:value-type="string">
            <text:p>Meaning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0–15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0–15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dress Register</text:p>
          </table:table-cell>
          <table:table-cell table:number-columns-repeated="2"/>
          <table:table-cell office:value-type="string" calcext:value-type="string">
            <text:p>Address B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0–15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ccumulator</text:p>
          </table:table-cell>
          <table:table-cell/>
          <table:table-cell office:value-type="string" calcext:value-type="string">
            <text:p>Impedance matched (30Ω, PB2)</text:p>
          </table:table-cell>
          <table:table-cell office:value-type="string" calcext:value-type="string">
            <text:p>Accumula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CPL#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AC wrapped around; toggle 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EXT0–7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B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NDEX#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utoindex state machine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Autoindex sign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0–15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12" office:value-type="string" calcext:value-type="string">
            <text:p>I</text:p>
          </table:table-cell>
          <table:table-cell office:value-type="string" calcext:value-type="string">
            <text:p>Microcode Store</text:p>
          </table:table-cell>
          <table:table-cell office:value-type="string" calcext:value-type="string">
            <text:p>Tristate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Clear I fla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K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lock Generator</text:p>
          </table:table-cell>
          <table:table-cell/>
          <table:table-cell office:value-type="string" calcext:value-type="string">
            <text:p>Bus Hold/Termination (PB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K2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lock Generator</text:p>
          </table:table-cell>
          <table:table-cell/>
          <table:table-cell office:value-type="string" calcext:value-type="string">
            <text:p>Bus Hold/Termination (PB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K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lock Generator</text:p>
          </table:table-cell>
          <table:table-cell/>
          <table:table-cell office:value-type="string" calcext:value-type="string">
            <text:p>Bus Hold/Termination (PB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K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table:style-name="ce13" office:value-type="string" calcext:value-type="string">
            <text:p>I</text:p>
          </table:table-cell>
          <table:table-cell office:value-type="string" calcext:value-type="string">
            <text:p>Clock Generator</text:p>
          </table:table-cell>
          <table:table-cell/>
          <table:table-cell office:value-type="string" calcext:value-type="string">
            <text:p>Bus Hold/Termination (PB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L#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14" office:value-type="string" calcext:value-type="string">
            <text:p>I</text:p>
          </table:table-cell>
          <table:table-cell office:value-type="string" calcext:value-type="string">
            <text:p>Microcode Store</text:p>
          </table:table-cell>
          <table:table-cell office:value-type="string" calcext:value-type="string">
            <text:p>Tristate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Clear L fla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PL#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15" office:value-type="string" calcext:value-type="string">
            <text:p>I</text:p>
          </table:table-cell>
          <table:table-cell office:value-type="string" calcext:value-type="string">
            <text:p>Microcode Store</text:p>
          </table:table-cell>
          <table:table-cell office:value-type="string" calcext:value-type="string">
            <text:p>Tristate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Complement 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B0–15</text:p>
          </table:table-cell>
          <table:table-cell/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I/O</text:p>
          </table:table-cell>
          <table:table-cell office:value-type="string" calcext:value-type="string">
            <text:p>Data Bus Transceiv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icrocode Store</text:p>
          </table:table-cell>
          <table:table-cell table:number-columns-repeated="2"/>
          <table:table-cell office:value-type="string" calcext:value-type="string">
            <text:p>Negative ste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0–15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ata Register</text:p>
          </table:table-cell>
          <table:table-cell table:number-columns-repeated="2"/>
          <table:table-cell office:value-type="string" calcext:value-type="string">
            <text:p>Data Regis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D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16" office:value-type="string" calcext:value-type="string">
            <text:p>I</text:p>
          </table:table-cell>
          <table:table-cell office:value-type="string" calcext:value-type="string">
            <text:p>Microcode Store</text:p>
          </table:table-cell>
          <table:table-cell table:number-columns-repeated="2"/>
          <table:table-cell office:value-type="string" calcext:value-type="string">
            <text:p>End of microprogra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DEXT#</text:p>
          </table:table-cell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CFT Bus</text:p>
          </table:table-cell>
          <table:table-cell office:value-type="string" calcext:value-type="string">
            <text:p>Open Drain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External end of microprogra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errupt State Mach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RQ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nterrupt State Machine</text:p>
          </table:table-cell>
          <table:table-cell table:number-columns-repeated="2"/>
          <table:table-cell office:value-type="string" calcext:value-type="string">
            <text:p>Interrupt state entered (for front panel displa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</text:p>
          </table:table-cell>
          <table:table-cell/>
          <table:table-cell office:value-type="string" calcext:value-type="string">
            <text:p>Pulled up (PB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NEG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ccumulator</text:p>
          </table:table-cell>
          <table:table-cell table:number-columns-repeated="2"/>
          <table:table-cell office:value-type="string" calcext:value-type="string">
            <text:p>Negative Fla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PCLKEN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table:style-name="ce17" office:value-type="string" calcext:value-type="string">
            <text:p>O</text:p>
          </table:table-cell>
          <table:table-cell office:value-type="string" calcext:value-type="string">
            <text:p>DFP</text:p>
          </table:table-cell>
          <table:table-cell table:number-columns-repeated="2"/>
          <table:table-cell office:value-type="string" calcext:value-type="string">
            <text:p>Full-speed clock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PIR0–15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struction Register</text:p>
          </table:table-cell>
          <table:table-cell table:number-columns-repeated="2"/>
          <table:table-cell office:value-type="string" calcext:value-type="string">
            <text:p>Buffered IR for front panel ligh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PRAM#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F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PRESET#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FP</text:p>
          </table:table-cell>
          <table:table-cell table:number-columns-repeated="2"/>
          <table:table-cell office:value-type="string" calcext:value-type="string">
            <text:p>Front panel reset inp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PUSTEP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FP</text:p>
          </table:table-cell>
          <table:table-cell table:number-columns-repeated="2"/>
          <table:table-cell office:value-type="string" calcext:value-type="string">
            <text:p>Front panel step clo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V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U</text:p>
          </table:table-cell>
          <table:table-cell/>
          <table:table-cell office:value-type="string" calcext:value-type="string">
            <text:p>Pulled up (PB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ZERO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C=0 Comparator</text:p>
          </table:table-cell>
          <table:table-cell table:number-columns-repeated="2"/>
          <table:table-cell office:value-type="string" calcext:value-type="string">
            <text:p>Zero Fla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LT#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FT Bus</text:p>
          </table:table-cell>
          <table:table-cell office:value-type="string" calcext:value-type="string">
            <text:p>Open Drain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Halt compu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BUS0–15</text:p>
          </table:table-cell>
          <table:table-cell/>
          <table:table-cell table:number-columns-repeated="3" office:value-type="string" calcext:value-type="string">
            <text:p>I/O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us Hold/Termination (PB1)</text:p>
          </table:table-cell>
          <table:table-cell office:value-type="string" calcext:value-type="string">
            <text:p>Internal B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CPC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icrocode Store</text:p>
          </table:table-cell>
          <table:table-cell table:number-columns-repeated="2"/>
          <table:table-cell office:value-type="string" calcext:value-type="string">
            <text:p>Increment P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table:style-name="ce18" office:value-type="string" calcext:value-type="string">
            <text:p>O</text:p>
          </table:table-cell>
          <table:table-cell office:value-type="string" calcext:value-type="string">
            <text:p>Microcode Store</text:p>
          </table:table-cell>
          <table:table-cell table:number-columns-repeated="2"/>
          <table:table-cell office:value-type="string" calcext:value-type="string">
            <text:p>Select I/O Spa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DEV1XX#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/O Space Decoder</text:p>
          </table:table-cell>
          <table:table-cell/>
          <table:table-cell office:value-type="string" calcext:value-type="string">
            <text:p>Bus Hold/Termination (PB0)</text:p>
          </table:table-cell>
          <table:table-cell office:value-type="string" calcext:value-type="string">
            <text:p>I/O addresses 0100–01FF select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DEV2XX#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/O Space Decoder</text:p>
          </table:table-cell>
          <table:table-cell/>
          <table:table-cell office:value-type="string" calcext:value-type="string">
            <text:p>Bus Hold/Termination (PB0)</text:p>
          </table:table-cell>
          <table:table-cell office:value-type="string" calcext:value-type="string">
            <text:p>I/O addresses 0200–02FF select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DEV3XX#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/O Space Decoder</text:p>
          </table:table-cell>
          <table:table-cell/>
          <table:table-cell office:value-type="string" calcext:value-type="string">
            <text:p>Bus Hold/Termination (PB0)</text:p>
          </table:table-cell>
          <table:table-cell office:value-type="string" calcext:value-type="string">
            <text:p>I/O addresses 0300–03FF select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0–9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19" office:value-type="string" calcext:value-type="string">
            <text:p>I</text:p>
          </table:table-cell>
          <table:table-cell office:value-type="string" calcext:value-type="string">
            <text:p>Instruction Register</text:p>
          </table:table-cell>
          <table:table-cell table:number-columns-repeated="2"/>
          <table:table-cell office:value-type="string" calcext:value-type="string">
            <text:p>Instruction Register: operand fiel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10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20" office:value-type="string" calcext:value-type="string">
            <text:p>I</text:p>
          </table:table-cell>
          <table:table-cell office:value-type="string" calcext:value-type="string">
            <text:p>Instruction Register</text:p>
          </table:table-cell>
          <table:table-cell table:number-columns-repeated="2"/>
          <table:table-cell office:value-type="string" calcext:value-type="string">
            <text:p>Instruction Register: R fiel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21" office:value-type="string" calcext:value-type="string">
            <text:p>I</text:p>
          </table:table-cell>
          <table:table-cell office:value-type="string" calcext:value-type="string">
            <text:p>Instruction Register</text:p>
          </table:table-cell>
          <table:table-cell/>
          <table:table-cell office:value-type="string" calcext:value-type="string">
            <text:p>Pulled up (PB0)</text:p>
          </table:table-cell>
          <table:table-cell office:value-type="string" calcext:value-type="string">
            <text:p>Instruction Register: I fiel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12–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22" office:value-type="string" calcext:value-type="string">
            <text:p>I</text:p>
          </table:table-cell>
          <table:table-cell office:value-type="string" calcext:value-type="string">
            <text:p>Instruction Register</text:p>
          </table:table-cell>
          <table:table-cell/>
          <table:table-cell office:value-type="string" calcext:value-type="string">
            <text:p>Pulled up (PB0)</text:p>
          </table:table-cell>
          <table:table-cell office:value-type="string" calcext:value-type="string">
            <text:p>Instruction Register: opc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Q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CFT Bus</text:p>
          </table:table-cell>
          <table:table-cell office:value-type="string" calcext:value-type="string">
            <text:p>Open Drain</text:p>
          </table:table-cell>
          <table:table-cell/>
          <table:table-cell office:value-type="string" calcext:value-type="string">
            <text:p>Interrupt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Q0–7#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errupt Controller</text:p>
          </table:table-cell>
          <table:table-cell office:value-type="string" calcext:value-type="string">
            <text:p>Driven</text:p>
          </table:table-cell>
          <table:table-cell/>
          <table:table-cell office:value-type="string" calcext:value-type="string">
            <text:p>Interrupt request from Interrupt Controller Card (IRC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QS#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nterrupt State Machine</text:p>
          </table:table-cell>
          <table:table-cell table:number-columns-repeated="2"/>
          <table:table-cell office:value-type="string" calcext:value-type="string">
            <text:p>Interrupt seen/acknowledg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M#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I</text:p>
          </table:table-cell>
          <table:table-cell table:style-name="ce23" office:value-type="string" calcext:value-type="string">
            <text:p>O</text:p>
          </table:table-cell>
          <table:table-cell office:value-type="string" calcext:value-type="string">
            <text:p>Microcode Store</text:p>
          </table:table-cell>
          <table:table-cell table:number-columns-repeated="2"/>
          <table:table-cell office:value-type="string" calcext:value-type="string">
            <text:p>Select Memory Spa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IF0–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Microcode Store</text:p>
          </table:table-cell>
          <table:table-cell office:value-type="string" calcext:value-type="string">
            <text:p>Tristate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Select condition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C0–1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rogram Counter</text:p>
          </table:table-cell>
          <table:table-cell/>
          <table:table-cell office:value-type="string" calcext:value-type="string">
            <text:p>Impedance matched (30Ω, PB2), PC10–15 only</text:p>
          </table:table-cell>
          <table:table-cell office:value-type="string" calcext:value-type="string">
            <text:p>Program Coun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WEROK</text:p>
          </table:table-cell>
          <table:table-cell/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Power Supply (via DFP)</text:p>
          </table:table-cell>
          <table:table-cell table:number-columns-repeated="2"/>
          <table:table-cell office:value-type="string" calcext:value-type="string">
            <text:p>Power OK from power supply via front pa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#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icrocode Store</text:p>
          </table:table-cell>
          <table:table-cell table:number-columns-repeated="2"/>
          <table:table-cell office:value-type="string" calcext:value-type="string">
            <text:p>Bus Read cyc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#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RUNIT decoder</text:p>
          </table:table-cell>
          <table:table-cell table:number-columns-repeated="2"/>
          <table:table-cell office:value-type="string" calcext:value-type="string">
            <text:p>Read from Unit 1 (for future expansio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6#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RUNIT decoder</text:p>
          </table:table-cell>
          <table:table-cell table:number-columns-repeated="2"/>
          <table:table-cell office:value-type="string" calcext:value-type="string">
            <text:p>Read from Unit 6 (for future expansio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7#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RUNIT decoder</text:p>
          </table:table-cell>
          <table:table-cell table:number-columns-repeated="2"/>
          <table:table-cell office:value-type="string" calcext:value-type="string">
            <text:p>Read from Unit 7 (for future expansio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C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RUNIT decoder</text:p>
          </table:table-cell>
          <table:table-cell table:number-columns-repeated="2"/>
          <table:table-cell office:value-type="string" calcext:value-type="string">
            <text:p>Read from A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GL#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RUNIT decoder</text:p>
          </table:table-cell>
          <table:table-cell table:number-columns-repeated="2"/>
          <table:table-cell office:value-type="string" calcext:value-type="string">
            <text:p>Read from AG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DR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RUNIT decoder</text:p>
          </table:table-cell>
          <table:table-cell table:number-columns-repeated="2"/>
          <table:table-cell office:value-type="string" calcext:value-type="string">
            <text:p>Read from D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ET#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FT Bus</text:p>
          </table:table-cell>
          <table:table-cell office:value-type="string" calcext:value-type="string">
            <text:p>Open Drain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Reest Compu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PC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RUNIT decoder</text:p>
          </table:table-cell>
          <table:table-cell table:number-columns-repeated="2"/>
          <table:table-cell office:value-type="string" calcext:value-type="string">
            <text:p>Read from P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THOLD#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 Logic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Reset Hol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NIT0–3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icrocode Store</text:p>
          </table:table-cell>
          <table:table-cell office:value-type="string" calcext:value-type="string">
            <text:p>Tristate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Read Unit Sel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IP#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kip and Branch Unit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Skip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IPEXT#</text:p>
          </table:table-cell>
          <table:table-cell/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Bus</text:p>
          </table:table-cell>
          <table:table-cell office:value-type="string" calcext:value-type="string">
            <text:p>Open Drain</text:p>
          </table:table-cell>
          <table:table-cell/>
          <table:table-cell office:value-type="string" calcext:value-type="string">
            <text:p>External skip inp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I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24" office:value-type="string" calcext:value-type="string">
            <text:p>I</text:p>
          </table:table-cell>
          <table:table-cell office:value-type="string" calcext:value-type="string">
            <text:p>Microcode Store</text:p>
          </table:table-cell>
          <table:table-cell office:value-type="string" calcext:value-type="string">
            <text:p>Tristate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Set I fla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PAC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icrocode Store</text:p>
          </table:table-cell>
          <table:table-cell table:number-columns-repeated="2"/>
          <table:table-cell office:value-type="string" calcext:value-type="string">
            <text:p>Step A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PDR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icrocode Store</text:p>
          </table:table-cell>
          <table:table-cell table:number-columns-repeated="2"/>
          <table:table-cell office:value-type="string" calcext:value-type="string">
            <text:p>Step D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SDEV#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/O Space Decoder</text:p>
          </table:table-cell>
          <table:table-cell/>
          <table:table-cell office:value-type="string" calcext:value-type="string">
            <text:p>Bus Hold/Termination (PB0)</text:p>
          </table:table-cell>
          <table:table-cell office:value-type="string" calcext:value-type="string">
            <text:p>System Device Selected (I/O space addresses 0000–00FF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34#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lock Generator</text:p>
          </table:table-cell>
          <table:table-cell table:number-columns-repeated="2"/>
          <table:table-cell office:value-type="string" calcext:value-type="string">
            <text:p>Clock /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OP0–2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C0–3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Microprogram Coun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#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us Write Cyc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1#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UNIT decoder</text:p>
          </table:table-cell>
          <table:table-cell table:number-columns-repeated="2"/>
          <table:table-cell office:value-type="string" calcext:value-type="string">
            <text:p>Write to Unit 1 (for future expansio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C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UNIT decoder</text:p>
          </table:table-cell>
          <table:table-cell table:number-columns-repeated="2"/>
          <table:table-cell office:value-type="string" calcext:value-type="string">
            <text:p>Write to A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LU#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WUNIT decoder</text:p>
          </table:table-cell>
          <table:table-cell table:number-columns-repeated="2"/>
          <table:table-cell office:value-type="string" calcext:value-type="string">
            <text:p>Write to AL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R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UNIT decoder</text:p>
          </table:table-cell>
          <table:table-cell table:number-columns-repeated="2"/>
          <table:table-cell office:value-type="string" calcext:value-type="string">
            <text:p>Write to 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R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WUNIT decoder</text:p>
          </table:table-cell>
          <table:table-cell table:number-columns-repeated="2"/>
          <table:table-cell office:value-type="string" calcext:value-type="string">
            <text:p>Write to D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N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Microcode Store</text:p>
          </table:table-cell>
          <table:table-cell table:number-columns-repeated="2"/>
          <table:table-cell office:value-type="string" calcext:value-type="string">
            <text:p>Write Enable (extensible bus write cyc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R#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UNIT decoder</text:p>
          </table:table-cell>
          <table:table-cell table:number-columns-repeated="2"/>
          <table:table-cell office:value-type="string" calcext:value-type="string">
            <text:p>Write to I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PC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UNIT decoder</text:p>
          </table:table-cell>
          <table:table-cell table:number-columns-repeated="2"/>
          <table:table-cell office:value-type="string" calcext:value-type="string">
            <text:p>Write to P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S#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CFT Bus</text:p>
          </table:table-cell>
          <table:table-cell office:value-type="string" calcext:value-type="string">
            <text:p>Open Drain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I/O device requesting wait st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UNIT0–2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Microcode Store</text:p>
          </table:table-cell>
          <table:table-cell/>
          <table:table-cell office:value-type="string" calcext:value-type="string">
            <text:p>Pulled up (PB0)</text:p>
          </table:table-cell>
          <table:table-cell office:value-type="string" calcext:value-type="string">
            <text:p>Write Unit Select</text:p>
          </table:table-cell>
          <table:table-cell table:number-columns-repeated="1013"/>
        </table:table-row>
        <table:table-row table:style-name="ro2" table:number-rows-repeated="1048495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Sheet1.B1:Sheet1.B1048576">
            <calcext:condition calcext:apply-style-name="Green background" calcext:value="=&quot;I&quot;" calcext:base-cell-address="Sheet1.B1"/>
            <calcext:condition calcext:apply-style-name="Red background" calcext:value="=&quot;O&quot;" calcext:base-cell-address="Sheet1.B1"/>
          </calcext:conditional-format>
          <calcext:conditional-format calcext:target-range-address="Sheet1.C1:Sheet1.C1048576">
            <calcext:condition calcext:apply-style-name="Green background" calcext:value="=&quot;I&quot;" calcext:base-cell-address="Sheet1.C1"/>
            <calcext:condition calcext:apply-style-name="Red background" calcext:value="=&quot;O&quot;" calcext:base-cell-address="Sheet1.C1"/>
          </calcext:conditional-format>
          <calcext:conditional-format calcext:target-range-address="Sheet1.D1:Sheet1.D1048576">
            <calcext:condition calcext:apply-style-name="Green background" calcext:value="=&quot;I&quot;" calcext:base-cell-address="Sheet1.D1"/>
            <calcext:condition calcext:apply-style-name="Red background" calcext:value="=&quot;O&quot;" calcext:base-cell-address="Sheet1.D1"/>
          </calcext:conditional-format>
          <calcext:conditional-format calcext:target-range-address="Sheet1.E1:Sheet1.E1048576">
            <calcext:condition calcext:apply-style-name="Green background" calcext:value="=&quot;I&quot;" calcext:base-cell-address="Sheet1.E1"/>
            <calcext:condition calcext:apply-style-name="Red background" calcext:value="=&quot;O&quot;" calcext:base-cell-address="Sheet1.E1"/>
          </calcext:conditional-format>
          <calcext:conditional-format calcext:target-range-address="Sheet1.F64:Sheet1.F1048576 Sheet1.F36:Sheet1.F38 Sheet1.F26:Sheet1.F34 Sheet1.F43:Sheet1.F45 Sheet1.F16:Sheet1.F18 Sheet1.F10:Sheet1.F12 Sheet1.F1:Sheet1.F8 Sheet1.F47:Sheet1.F62 Sheet1.F20:Sheet1.F24">
            <calcext:condition calcext:apply-style-name="Green background" calcext:value="=&quot;I&quot;" calcext:base-cell-address="Sheet1.F1"/>
            <calcext:condition calcext:apply-style-name="Red background" calcext:value="=&quot;O&quot;" calcext:base-cell-address="Sheet1.F1"/>
          </calcext:conditional-format>
          <calcext:conditional-format calcext:target-range-address="Sheet1.F39:Sheet1.F39">
            <calcext:condition calcext:apply-style-name="Green background" calcext:value="=&quot;I&quot;" calcext:base-cell-address="Sheet1.F39"/>
            <calcext:condition calcext:apply-style-name="Red background" calcext:value="=&quot;O&quot;" calcext:base-cell-address="Sheet1.F39"/>
          </calcext:conditional-format>
          <calcext:conditional-format calcext:target-range-address="Sheet1.F40:Sheet1.F40">
            <calcext:condition calcext:apply-style-name="Green background" calcext:value="=&quot;I&quot;" calcext:base-cell-address="Sheet1.F40"/>
            <calcext:condition calcext:apply-style-name="Red background" calcext:value="=&quot;O&quot;" calcext:base-cell-address="Sheet1.F40"/>
          </calcext:conditional-format>
          <calcext:conditional-format calcext:target-range-address="Sheet1.F41:Sheet1.F41">
            <calcext:condition calcext:apply-style-name="Green background" calcext:value="=&quot;I&quot;" calcext:base-cell-address="Sheet1.F41"/>
            <calcext:condition calcext:apply-style-name="Red background" calcext:value="=&quot;O&quot;" calcext:base-cell-address="Sheet1.F41"/>
          </calcext:conditional-format>
          <calcext:conditional-format calcext:target-range-address="Sheet1.F42:Sheet1.F42">
            <calcext:condition calcext:apply-style-name="Green background" calcext:value="=&quot;I&quot;" calcext:base-cell-address="Sheet1.F42"/>
            <calcext:condition calcext:apply-style-name="Red background" calcext:value="=&quot;O&quot;" calcext:base-cell-address="Sheet1.F42"/>
          </calcext:conditional-format>
          <calcext:conditional-format calcext:target-range-address="Sheet1.F35:Sheet1.F35">
            <calcext:condition calcext:apply-style-name="Green background" calcext:value="=&quot;I&quot;" calcext:base-cell-address="Sheet1.F35"/>
            <calcext:condition calcext:apply-style-name="Red background" calcext:value="=&quot;O&quot;" calcext:base-cell-address="Sheet1.F35"/>
          </calcext:conditional-format>
          <calcext:conditional-format calcext:target-range-address="Sheet1.F46:Sheet1.F46">
            <calcext:condition calcext:apply-style-name="Green background" calcext:value="=&quot;I&quot;" calcext:base-cell-address="Sheet1.F46"/>
            <calcext:condition calcext:apply-style-name="Red background" calcext:value="=&quot;O&quot;" calcext:base-cell-address="Sheet1.F46"/>
          </calcext:conditional-format>
          <calcext:conditional-format calcext:target-range-address="Sheet1.F19:Sheet1.F19">
            <calcext:condition calcext:apply-style-name="Green background" calcext:value="=&quot;I&quot;" calcext:base-cell-address="Sheet1.F19"/>
            <calcext:condition calcext:apply-style-name="Red background" calcext:value="=&quot;O&quot;" calcext:base-cell-address="Sheet1.F19"/>
          </calcext:conditional-format>
          <calcext:conditional-format calcext:target-range-address="Sheet1.F15:Sheet1.F15">
            <calcext:condition calcext:apply-style-name="Green background" calcext:value="=&quot;I&quot;" calcext:base-cell-address="Sheet1.F15"/>
            <calcext:condition calcext:apply-style-name="Red background" calcext:value="=&quot;O&quot;" calcext:base-cell-address="Sheet1.F15"/>
          </calcext:conditional-format>
          <calcext:conditional-format calcext:target-range-address="Sheet1.F14:Sheet1.F14">
            <calcext:condition calcext:apply-style-name="Green background" calcext:value="=&quot;I&quot;" calcext:base-cell-address="Sheet1.F14"/>
            <calcext:condition calcext:apply-style-name="Red background" calcext:value="=&quot;O&quot;" calcext:base-cell-address="Sheet1.F14"/>
          </calcext:conditional-format>
          <calcext:conditional-format calcext:target-range-address="Sheet1.F9:Sheet1.F9">
            <calcext:condition calcext:apply-style-name="Green background" calcext:value="=&quot;I&quot;" calcext:base-cell-address="Sheet1.F9"/>
            <calcext:condition calcext:apply-style-name="Red background" calcext:value="=&quot;O&quot;" calcext:base-cell-address="Sheet1.F9"/>
          </calcext:conditional-format>
          <calcext:conditional-format calcext:target-range-address="Sheet1.F63:Sheet1.F63">
            <calcext:condition calcext:apply-style-name="Green background" calcext:value="=&quot;I&quot;" calcext:base-cell-address="Sheet1.F63"/>
            <calcext:condition calcext:apply-style-name="Red background" calcext:value="=&quot;O&quot;" calcext:base-cell-address="Sheet1.F63"/>
          </calcext:conditional-format>
          <calcext:conditional-format calcext:target-range-address="Sheet1.F13:Sheet1.F13">
            <calcext:condition calcext:apply-style-name="Green background" calcext:value="=&quot;I&quot;" calcext:base-cell-address="Sheet1.F13"/>
            <calcext:condition calcext:apply-style-name="Red background" calcext:value="=&quot;O&quot;" calcext:base-cell-address="Sheet1.F13"/>
          </calcext:conditional-format>
          <calcext:conditional-format calcext:target-range-address="Sheet1.F25:Sheet1.F25">
            <calcext:condition calcext:apply-style-name="Green background" calcext:value="=&quot;I&quot;" calcext:base-cell-address="Sheet1.F25"/>
            <calcext:condition calcext:apply-style-name="Red background" calcext:value="=&quot;O&quot;" calcext:base-cell-address="Sheet1.F25"/>
          </calcext:conditional-format>
        </calcext:conditional-formats>
      </table:table>
      <table:named-expressions/>
      <table:database-ranges>
        <table:database-range table:name="__Anonymous_Sheet_DB__0" table:target-range-address="Sheet1.A2:Sheet1.AMI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_20_background" style:display-name="Green background" style:family="table-cell" style:parent-style-name="Default">
      <style:table-cell-properties fo:background-color="#94bd5e"/>
    </style:style>
    <style:style style:name="Red_20_background" style:display-name="Red background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os </meta:initial-creator>
    <meta:creation-date>2014-07-16T23:46:56.265533554</meta:creation-date>
    <dc:date>2014-07-17T01:33:58.189147317</dc:date>
    <dc:creator>Alexios </dc:creator>
    <meta:editing-duration>PT1H35M31S</meta:editing-duration>
    <meta:editing-cycles>135</meta:editing-cycles>
    <meta:generator>LibreOffice/4.1.4.2$Linux_X86_64 LibreOffice_project/410m0$Build-2</meta:generator>
    <meta:document-statistic meta:table-count="1" meta:cell-count="452" meta:object-count="0"/>
  </office:meta>
</office:document-meta>
</file>